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ro14" style:family="table-row">
      <style:table-row-properties style:row-height="1.0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6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6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6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7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6">
            <calcext:condition calcext:apply-style-name="Error" calcext:value="duplicate" calcext:base-cell-address="list.B3"/>
          </calcext:conditional-format>
          <calcext:conditional-format calcext:target-range-address="list.C3:list.C316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4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/>
          <table:table-cell table:style-name="ce175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4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4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4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/>
          <table:table-cell table:style-name="ce104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4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2"/>
          <table:table-cell table:style-name="ce10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4" office:value-type="string" calcext:value-type="string">
            <text:p>주식회사 아이언메이스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4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4" office:value-type="string" calcext:value-type="string">
            <text:p>작두스튜디오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4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4" office:value-type="string" calcext:value-type="string">
            <text:p>자몽</text:p>
          </table:table-cell>
          <table:table-cell table:style-name="ce157" office:value-type="string" calcext:value-type="string">
            <text:p>대구광역시 남구 명덕로</text:p>
          </table:table-cell>
          <table:table-cell table:style-name="ce165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4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4" office:value-type="string" calcext:value-type="string">
            <text:p>젤리스노우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4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14">
          <table:table-cell table:style-name="ce147" office:value-type="string" calcext:value-type="string">
            <text:p>Kena MAK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4" office:value-type="string" calcext:value-type="string">
            <text:p><text:a xlink:href="https://twitter.com/mojaeng" xlink:type="simple">https://twitter.com/mojaeng</text:a></text:p>
          </table:table-cell>
          <table:table-cell table:style-name="ce104"/>
          <table:table-cell table:style-name="ce104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4" office:value-type="string" calcext:value-type="string">
            <text:p>키위웍스주식회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4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4" office:value-type="string" calcext:value-type="string">
            <text:p>(주)크래프톤</text:p>
          </table:table-cell>
          <table:table-cell table:style-name="ce157" office:value-type="string" calcext:value-type="string">
            <text:p>경기도 성남시 분당구 분당내곡로</text:p>
          </table:table-cell>
          <table:table-cell table:style-name="ce165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4" office:value-type="string" calcext:value-type="string">
            <text:p>라인게임즈㈜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LinkTown</text:p>
          </table:table-cell>
          <table:table-cell table:style-name="ce104" office:value-type="string" calcext:value-type="string">
            <text:p>링크타운</text:p>
          </table:table-cell>
          <table:table-cell table:style-name="ce157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4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게임 개발사 링크타운의 강대성(46) 대표는 지난 3일 기자와 만나 모바일 RPG(역할수행게임) ‘던전돌파! 히어로즈’에 대해 이렇게 말했다.</text:p>
          </table:table-cell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MidnightWor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송경진 대표는 과거에 게임을 만들면서 알게 된 지인들과 온라인 커뮤니티 구인을 통해 팀원을 모아 3년의 개발 끝에 게임을 출시했다.</text:p>
            <text:p/>
            <text:p><text:a xlink:href="https://www.khgames.co.kr/news/articleView.html?idxno=128826" xlink:type="simple">https://www.khgames.co.kr/news/articleView.html?idxno=128826</text:a>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4" office:value-type="string" calcext:value-type="string">
            <text:p>민트로켓</text:p>
          </table:table-cell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4" office:value-type="string" calcext:value-type="string">
            <text:p>주식회사 몬스터가이드</text:p>
          </table:table-cell>
          <table:table-cell table:style-name="ce157" office:value-type="string" calcext:value-type="string">
            <text:p>서울특별시 종로구 종로</text:p>
          </table:table-cell>
          <table:table-cell table:style-name="ce165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4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4" office:value-type="string" calcext:value-type="string">
            <text:p>주식회사 문랩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4" office:value-type="string" calcext:value-type="string">
            <text:p>주식회사 나날이</text:p>
          </table:table-cell>
          <table:table-cell table:style-name="ce157" office:value-type="string" calcext:value-type="string">
            <text:p>서울특별시 마포구 동교로</text:p>
          </table:table-cell>
          <table:table-cell table:style-name="ce165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4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4" office:value-type="string" calcext:value-type="string">
            <text:p>주식회사 네오노비스</text:p>
          </table:table-cell>
          <table:table-cell table:style-name="ce157" office:value-type="string" calcext:value-type="string">
            <text:p>경기도 구리시 경춘로</text:p>
          </table:table-cell>
          <table:table-cell table:style-name="ce165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4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4" office:value-type="string" calcext:value-type="string">
            <text:p>파란게 프로젝트</text:p>
          </table:table-cell>
          <table:table-cell table:style-name="ce157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4" office:value-type="string" calcext:value-type="string">
            <text:p>(주)페퍼스톤즈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3">
          <table:table-cell table:style-name="ce147" office:value-type="string" calcext:value-type="string">
            <text:p>PiedPipers Team</text:p>
          </table:table-cell>
          <table:table-cell table:style-name="ce104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네오위즈는 김 팀장과 ‘파이드파이퍼스’에 대해 단순한 개발 인력으로 바라봤던 것이 아닌, 그들의 비전을 함께 완성시키길 바랬던 것이다. 실제로 김 팀장은 네오위즈 외에 당시 입사를 제안했던 회사 대부분이 ‘플레비 퀘스트’ 프로젝트를 접거나, 당시 시점에서 마무리를 지은 상태로 입사하는 것을 조건으로 걸었었다고 설명했다.</text:p>
            <text:p>출처 : 경향게임스(https://www.khgames.co.kr)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4" office:value-type="string" calcext:value-type="string">
            <text:p>주식회사 픽셀로어</text:p>
          </table:table-cell>
          <table:table-cell table:style-name="ce157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4" office:value-type="string" calcext:value-type="string">
            <text:p>프로젝트문</text:p>
          </table:table-cell>
          <table:table-cell table:style-name="ce157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4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4" office:value-type="string" calcext:value-type="string">
            <text:p>라이징윙스 주식회사</text:p>
          </table:table-cell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4"/>
          <table:table-cell table:style-name="ce157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4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4"/>
          <table:table-cell table:style-name="ce104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4" office:value-type="string" calcext:value-type="string">
            <text:p>주식회사 루틀레스 스튜디오</text:p>
          </table:table-cell>
          <table:table-cell table:style-name="ce157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4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4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4"/>
          <table:table-cell table:style-name="ce104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4" office:value-type="string" calcext:value-type="string">
            <text:p>주식회사 루트엔스튜디오</text:p>
          </table:table-cell>
          <table:table-cell table:style-name="ce157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3">
          <table:table-cell table:style-name="ce147" office:value-type="string" calcext:value-type="string">
            <text:p>SEROSO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4"/>
          <table:table-cell table:style-name="ce104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4" office:value-type="string" calcext:value-type="string">
            <text:p>썬플로랩스 (Sunflo Labs)</text:p>
          </table:table-cell>
          <table:table-cell table:style-name="ce157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4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4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811</text:p>
          </table:table-cell>
          <table:table-cell table:style-name="ce165" office:value-type="string" calcext:value-type="string">
            <text:p>박은현</text:p>
          </table:table-cell>
          <table:table-cell table:style-name="ce104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4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4"/>
          <table:table-cell table:style-name="ce104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4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4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295:list.C296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10:58:50.97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5T12:06:04.082000000</dc:date>
    <meta:editing-duration>P2DT18H44M30S</meta:editing-duration>
    <meta:editing-cycles>1092</meta:editing-cycles>
    <meta:document-statistic meta:table-count="4" meta:cell-count="3556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